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405fd" officeooo:paragraph-rsid="001405fd"/>
    </style:style>
    <style:style style:name="P2" style:family="paragraph" style:parent-style-name="Standard">
      <style:text-properties officeooo:rsid="00162ef8" officeooo:paragraph-rsid="00162ef8"/>
    </style:style>
    <style:style style:name="P3" style:family="paragraph" style:parent-style-name="Standard">
      <style:text-properties officeooo:rsid="00162ef8" officeooo:paragraph-rsid="0025242f"/>
    </style:style>
    <style:style style:name="P4" style:family="paragraph" style:parent-style-name="Standard">
      <style:text-properties officeooo:rsid="00162ef8" officeooo:paragraph-rsid="00379373"/>
    </style:style>
    <style:style style:name="P5" style:family="paragraph" style:parent-style-name="Standard">
      <style:text-properties officeooo:rsid="00162ef8" officeooo:paragraph-rsid="0038e13d"/>
    </style:style>
    <style:style style:name="P6" style:family="paragraph" style:parent-style-name="Standard">
      <style:text-properties officeooo:rsid="0016b8cc" officeooo:paragraph-rsid="0016b8cc"/>
    </style:style>
    <style:style style:name="P7" style:family="paragraph" style:parent-style-name="Standard">
      <style:text-properties officeooo:rsid="001bccd1" officeooo:paragraph-rsid="001bccd1"/>
    </style:style>
    <style:style style:name="P8" style:family="paragraph" style:parent-style-name="Standard">
      <style:text-properties officeooo:rsid="002505de" officeooo:paragraph-rsid="002505de"/>
    </style:style>
    <style:style style:name="P9" style:family="paragraph" style:parent-style-name="Standard">
      <style:text-properties officeooo:rsid="0025242f" officeooo:paragraph-rsid="0025242f"/>
    </style:style>
    <style:style style:name="P10" style:family="paragraph" style:parent-style-name="Standard">
      <style:text-properties officeooo:rsid="005d5ff7" officeooo:paragraph-rsid="001405fd"/>
    </style:style>
    <style:style style:name="P11" style:family="paragraph" style:parent-style-name="Standard">
      <style:text-properties officeooo:rsid="005d5ff7" officeooo:paragraph-rsid="0025242f"/>
    </style:style>
    <style:style style:name="P12" style:family="paragraph" style:parent-style-name="Standard">
      <style:text-properties officeooo:rsid="005d5ff7" officeooo:paragraph-rsid="00379373"/>
    </style:style>
    <style:style style:name="P13" style:family="paragraph" style:parent-style-name="Standard">
      <style:text-properties officeooo:rsid="0021aafb" officeooo:paragraph-rsid="0021aafb"/>
    </style:style>
    <style:style style:name="P14" style:family="paragraph" style:parent-style-name="Standard">
      <style:text-properties officeooo:rsid="001a094e" officeooo:paragraph-rsid="0025242f"/>
    </style:style>
    <style:style style:name="P15" style:family="paragraph" style:parent-style-name="Standard">
      <style:text-properties officeooo:rsid="00205d16" officeooo:paragraph-rsid="0025242f"/>
    </style:style>
    <style:style style:name="P16" style:family="paragraph" style:parent-style-name="Standard">
      <style:text-properties officeooo:rsid="002628af" officeooo:paragraph-rsid="002628af"/>
    </style:style>
    <style:style style:name="P17" style:family="paragraph" style:parent-style-name="Standard">
      <style:text-properties officeooo:rsid="00298fff" officeooo:paragraph-rsid="00298fff"/>
    </style:style>
    <style:style style:name="P18" style:family="paragraph" style:parent-style-name="Standard">
      <style:text-properties officeooo:rsid="002dc7c8" officeooo:paragraph-rsid="002dc7c8"/>
    </style:style>
    <style:style style:name="P19" style:family="paragraph" style:parent-style-name="Standard">
      <style:text-properties officeooo:rsid="002dc7c8" officeooo:paragraph-rsid="003c6a26"/>
    </style:style>
    <style:style style:name="P20" style:family="paragraph" style:parent-style-name="Standard">
      <style:text-properties officeooo:rsid="0015f02d" officeooo:paragraph-rsid="0025242f"/>
    </style:style>
    <style:style style:name="P21" style:family="paragraph" style:parent-style-name="Standard">
      <style:text-properties officeooo:rsid="0014586a" officeooo:paragraph-rsid="0014586a"/>
    </style:style>
    <style:style style:name="P22" style:family="paragraph" style:parent-style-name="Standard">
      <style:text-properties officeooo:rsid="0039b491" officeooo:paragraph-rsid="0039b491"/>
    </style:style>
    <style:style style:name="P23" style:family="paragraph" style:parent-style-name="Standard">
      <style:text-properties officeooo:rsid="003c6a26" officeooo:paragraph-rsid="003c6a26"/>
    </style:style>
    <style:style style:name="P24" style:family="paragraph" style:parent-style-name="Standard">
      <style:text-properties officeooo:rsid="0033fa1e" officeooo:paragraph-rsid="003c6a26"/>
    </style:style>
    <style:style style:name="P25" style:family="paragraph" style:parent-style-name="Standard">
      <style:text-properties officeooo:rsid="0033fa1e" officeooo:paragraph-rsid="0033fa1e"/>
    </style:style>
    <style:style style:name="P26" style:family="paragraph" style:parent-style-name="Standard">
      <style:text-properties officeooo:rsid="0041cc21" officeooo:paragraph-rsid="0041cc21"/>
    </style:style>
    <style:style style:name="P27" style:family="paragraph" style:parent-style-name="Standard">
      <style:text-properties officeooo:rsid="00484ae1" officeooo:paragraph-rsid="00484ae1"/>
    </style:style>
    <style:style style:name="P28" style:family="paragraph" style:parent-style-name="Standard">
      <style:text-properties officeooo:rsid="004c7b8f" officeooo:paragraph-rsid="004c7b8f"/>
    </style:style>
    <style:style style:name="P29" style:family="paragraph" style:parent-style-name="Standard">
      <style:text-properties officeooo:rsid="00509f7d" officeooo:paragraph-rsid="00509f7d"/>
    </style:style>
    <style:style style:name="P30" style:family="paragraph" style:parent-style-name="Standard">
      <style:text-properties officeooo:rsid="00524daf" officeooo:paragraph-rsid="004d7229"/>
    </style:style>
    <style:style style:name="P31" style:family="paragraph" style:parent-style-name="Standard">
      <style:text-properties officeooo:rsid="00524daf" officeooo:paragraph-rsid="00524daf"/>
    </style:style>
    <style:style style:name="P32" style:family="paragraph" style:parent-style-name="Standard">
      <style:text-properties officeooo:rsid="00527a7e" officeooo:paragraph-rsid="00527a7e"/>
    </style:style>
    <style:style style:name="P33" style:family="paragraph" style:parent-style-name="Standard">
      <style:text-properties officeooo:rsid="005cc0f4" officeooo:paragraph-rsid="005cc0f4"/>
    </style:style>
    <style:style style:name="P34" style:family="paragraph" style:parent-style-name="Standard">
      <style:text-properties officeooo:rsid="005d7a28" officeooo:paragraph-rsid="005d7a28"/>
    </style:style>
    <style:style style:name="P35" style:family="paragraph" style:parent-style-name="Standard">
      <style:text-properties officeooo:rsid="005f666d" officeooo:paragraph-rsid="005f666d"/>
    </style:style>
    <style:style style:name="P36" style:family="paragraph" style:parent-style-name="Standard">
      <style:paragraph-properties fo:text-align="end" style:justify-single-word="false"/>
      <style:text-properties officeooo:paragraph-rsid="001bccd1"/>
    </style:style>
    <style:style style:name="T1" style:family="text">
      <style:text-properties officeooo:rsid="0025242f"/>
    </style:style>
    <style:style style:name="T2" style:family="text">
      <style:text-properties officeooo:rsid="002628af"/>
    </style:style>
    <style:style style:name="T3" style:family="text">
      <style:text-properties officeooo:rsid="0027b9f1"/>
    </style:style>
    <style:style style:name="T4" style:family="text">
      <style:text-properties officeooo:rsid="00298fff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style:text-line-through-style="solid" style:text-line-through-type="single" officeooo:rsid="00379373"/>
    </style:style>
    <style:style style:name="T7" style:family="text">
      <style:text-properties style:text-line-through-style="solid" style:text-line-through-type="single" officeooo:rsid="004528c8"/>
    </style:style>
    <style:style style:name="T8" style:family="text">
      <style:text-properties style:text-line-through-style="solid" style:text-line-through-type="single" style:text-underline-style="none" officeooo:rsid="00379373"/>
    </style:style>
    <style:style style:name="T9" style:family="text">
      <style:text-properties officeooo:rsid="00379373"/>
    </style:style>
    <style:style style:name="T10" style:family="text">
      <style:text-properties officeooo:rsid="001405fd"/>
    </style:style>
    <style:style style:name="T11" style:family="text">
      <style:text-properties officeooo:rsid="003aebf3"/>
    </style:style>
    <style:style style:name="T12" style:family="text">
      <style:text-properties officeooo:rsid="003e30d2"/>
    </style:style>
    <style:style style:name="T13" style:family="text">
      <style:text-properties officeooo:rsid="003ee123"/>
    </style:style>
    <style:style style:name="T14" style:family="text">
      <style:text-properties officeooo:rsid="0041cc21"/>
    </style:style>
    <style:style style:name="T15" style:family="text">
      <style:text-properties officeooo:rsid="00436e6e"/>
    </style:style>
    <style:style style:name="T16" style:family="text">
      <style:text-properties officeooo:rsid="004528c8"/>
    </style:style>
    <style:style style:name="T17" style:family="text">
      <style:text-properties officeooo:rsid="00484ae1"/>
    </style:style>
    <style:style style:name="T18" style:family="text">
      <style:text-properties officeooo:rsid="00532b39"/>
    </style:style>
    <style:style style:name="T19" style:family="text">
      <style:text-properties officeooo:rsid="00547590"/>
    </style:style>
    <style:style style:name="T20" style:family="text">
      <style:text-properties officeooo:rsid="005d7a28"/>
    </style:style>
    <style:style style:name="T21" style:family="text">
      <style:text-properties officeooo:rsid="001bcc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Цели на май</text:p>
      <text:p text:style-name="P9">книги</text:p>
      <text:p text:style-name="P10"><text:tab/>Carol S. Dweck - Mindset The New Psychology of Success </text:p>
      <text:p text:style-name="P10"><text:tab/>Marshall B. Rosenberg - Nonviolent Communication </text:p>
      <text:p text:style-name="P10"><text:tab/>Shinzen Young Five Ways to Know Yourself</text:p>
      <text:p text:style-name="P10"><text:tab/><text:span text:style-name="T1">Stick with It – к 1 июня созвону клуба Мастридера</text:span></text:p>
      <text:p text:style-name="P10"><text:tab/><text:span text:style-name="T15">Isaac Asimov - Foundation</text:span></text:p>
      <text:p text:style-name="P14"><text:tab/>перед каждым началом чтения книги повторять прочитанное</text:p>
      <text:p text:style-name="P14"><text:tab/><text:span text:style-name="T9">хотя бы 1 глава каждый день</text:span></text:p>
      <text:p text:style-name="P14"><text:tab/><text:span text:style-name="T12">рассказать про все книги на книжном клубе ЭА</text:span></text:p>
      <text:p text:style-name="P14"><text:tab/><text:tab/><text:span text:style-name="T13">сделать крутые презентации</text:span></text:p>
      <text:p text:style-name="P9">Общение</text:p>
      <text:p text:style-name="P12"><text:tab/>хотя бы 3 раза поучаствовать в сессиях ННО</text:p>
      <text:p text:style-name="P12"><text:tab/><text:tab/><text:span text:style-name="T6">1</text:span><text:span text:style-name="T9"> </text:span><text:span text:style-name="T6">2</text:span><text:span text:style-name="T9"> 3</text:span> <text:s/></text:p>
      <text:p text:style-name="P11"><text:tab/>хотя бы 3 раза поучаствовать в сессиях УЭ</text:p>
      <text:p text:style-name="P11"><text:tab/><text:tab/><text:span text:style-name="T6">1</text:span><text:span text:style-name="T9"> 2 3</text:span></text:p>
      <text:p text:style-name="P21"><text:tab/>Пропустить не более одной встречи le<text:span text:style-name="T3">s</text:span>swrong</text:p>
      <text:p text:style-name="P4"><text:tab/><text:tab/><text:span text:style-name="T6">1</text:span><text:span text:style-name="T9"> 2</text:span></text:p>
      <text:p text:style-name="P21"><text:tab/>пропустить не более одной встречи книжного клуба ЭА</text:p>
      <text:p text:style-name="P4"><text:tab/><text:tab/><text:span text:style-name="T6">1</text:span><text:span text:style-name="T9"> 2</text:span></text:p>
      <text:p text:style-name="P3"><text:tab/>хотя бы 4 раза поговорить с Александром Юрьевичем</text:p>
      <text:p text:style-name="P4"><text:tab/><text:tab/><text:span text:style-name="T6">1</text:span><text:span text:style-name="T9"> </text:span><text:span text:style-name="T6">2</text:span><text:span text:style-name="T9"> 3 4</text:span></text:p>
      <text:p text:style-name="P3"><text:tab/>хотя бы 4 раза поговорить с Зоей</text:p>
      <text:p text:style-name="P4"><text:tab/><text:tab/><text:span text:style-name="T8">1</text:span><text:span text:style-name="T9"> </text:span><text:span text:style-name="T6">2</text:span><text:span text:style-name="T9"> 3 4</text:span></text:p>
      <text:p text:style-name="P14"><text:tab/>каждый день писать в слак ЭА, в чат Кочерги, в чат медитаторов</text:p>
      <text:p text:style-name="P9">институт <text:span text:style-name="T2">и шад</text:span></text:p>
      <text:p text:style-name="P1"><text:tab/>Решить 3 листок функан</text:p>
      <text:p text:style-name="P1"><text:tab/>написать дипломную работу</text:p>
      <text:p text:style-name="P1"><text:tab/>закрыть все курсы в институте </text:p>
      <text:p text:style-name="P1"><text:tab/>закрыть все курсы в шаде</text:p>
      <text:p text:style-name="P13"><text:tab/>к 10 мая прослушать и понять все лекции по функану, которые будут прочитаны к этому </text:p>
      <text:p text:style-name="P16">поступление в <text:span text:style-name="T11">магистратуру</text:span></text:p>
      <text:p text:style-name="P16"><text:tab/>подготовиться к матчасти экзамена</text:p>
      <text:p text:style-name="P16"><text:tab/>подготовиться к английской части экзамена</text:p>
      <text:p text:style-name="P16"><text:tab/>сделать самопрезентацию</text:p>
      <text:p text:style-name="P16"><text:tab/>отрепетировать самопрезентацию</text:p>
      <text:p text:style-name="P16"><text:tab/>написать матчасть экзамена</text:p>
      <text:p text:style-name="P16"><text:tab/>написать английскую часть экзамена</text:p>
      <text:p text:style-name="P16"><text:tab/>рассказать самопрезентацию и ответить на вопросы</text:p>
      <text:p text:style-name="P9">отдых и благополучие</text:p>
      <text:p text:style-name="P1"><text:tab/><text:span text:style-name="T9">хотя бы 4 сессии</text:span> оригами <text:a xlink:type="simple" xlink:href="https://youtu.be/dT4r7MlSRWo?t=1118" text:style-name="Internet_20_link" text:visited-style-name="Visited_20_Internet_20_Link">https://youtu.be/dT4r7MlSRWo?t=1118</text:a></text:p>
      <text:p text:style-name="P1"><text:tab/><text:tab/><text:span text:style-name="T6">1</text:span><text:span text:style-name="T9"> 2 3 4</text:span></text:p>
      <text:p text:style-name="P15"><text:tab/>хотя бы 4 раза поиграть в calibration</text:p>
      <text:p text:style-name="P20"><text:tab/><text:span text:style-name="T5">досмотреть Human</text:span></text:p>
      <text:p text:style-name="P15"><text:tab/><text:span text:style-name="T4">каждый день тренировка силы</text:span></text:p>
      <text:p text:style-name="P15"><text:tab/><text:span text:style-name="T11">19 мая прекратить прием витаминов (таурин – на месяц, к2 – на 2 месяца, С – на 2 недели, <text:tab/>в12 и кальций-д3 – на неделю)</text:span></text:p>
      <text:p text:style-name="P9">организация</text:p>
      <text:p text:style-name="P2"><text:tab/>подметать в комнате каждую пятницу</text:p>
      <text:p text:style-name="P5"><text:soft-page-break/><text:span text:style-name="T10"><text:tab/><text:tab/></text:span><text:span text:style-name="T6">1</text:span><text:span text:style-name="T9"> 2 3 4</text:span></text:p>
      <text:p text:style-name="P5"><text:tab/>менять полотенца каждую субботу</text:p>
      <text:p text:style-name="P5"><text:span text:style-name="T10"><text:tab/><text:tab/></text:span><text:span text:style-name="T6">1</text:span><text:span text:style-name="T9"> 2 3 4</text:span></text:p>
      <text:p text:style-name="P5"><text:tab/>менять одежду каждое воскресенье</text:p>
      <text:p text:style-name="P5"><text:tab/><text:tab/><text:span text:style-name="T7">1</text:span><text:span text:style-name="T16"> 2 3 4</text:span></text:p>
      <text:p text:style-name="P7"><text:tab/>каждый день писать дневник благодарностей</text:p>
      <text:p text:style-name="P36"><text:span text:style-name="T21"><text:tab/>29-30-31 посвятить оценке результатов и планированию июня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11:25:05.334692426</meta:creation-date>
    <dc:date>2020-05-29T22:24:36.529578037</dc:date>
    <meta:editing-duration>P1DT20H34M51S</meta:editing-duration>
    <meta:editing-cycles>40</meta:editing-cycles>
    <meta:generator>LibreOffice/6.0.7.3$Linux_X86_64 LibreOffice_project/00m0$Build-3</meta:generator>
    <meta:document-statistic meta:table-count="0" meta:image-count="0" meta:object-count="0" meta:page-count="2" meta:paragraph-count="55" meta:word-count="289" meta:character-count="1777" meta:non-whitespace-character-count="1472"/>
    <meta:user-defined meta:name="ZOTERO_PREF_1">&lt;data data-version="3" zotero-version="5.0.86"&gt;&lt;session id="qMqwXsna"/&gt;&lt;style id="http://www.zotero.org/styles/chicago-note-bibliography" locale="en-US" hasBibliography="1" bibliographyStyleHasBeenSet="1"/&gt;&lt;prefs&gt;&lt;pref name="fieldType" value="ReferenceMar</meta:user-defined>
    <meta:user-defined meta:name="ZOTERO_PREF_2">k"/&gt;&lt;pref name="automaticJournalAbbreviations" value="true"/&gt;&lt;pref name="noteType" value="1"/&gt;&lt;/prefs&gt;&lt;/data&gt;</meta:user-defined>
  </office:meta>
</office:document-meta>
</file>